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cdb" officeooo:paragraph-rsid="00132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orteo de la matriz por <text:s/>la <text:s/>columna <text:s/>i[0]</text:p>
      <text:p text:style-name="P1"><text:s text:c="8"/></text:p>
      <text:p text:style-name="P1">store = store.sort_by {|i| i[0]}</text:p>
      <text:p text:style-name="P1"/>
      <text:p text:style-name="P1"/>
      <text:p text:style-name="P1"/>
      <text:p text:style-name="P1">Convertir fecha d <text:s/>Mashable <text:s/>al <text:s/>formato que <text:s/>tienen las <text:s/>otras</text:p>
      <text:p text:style-name="P1"/>
      <text:p text:style-name="P1">store[k][0] = DateTime.rfc3339(link["new"][i]["post_date"]).to_time.to_i</text:p>
      <text:p text:style-name="P1"/>
      <text:p text:style-name="P1"/>
      <text:p text:style-name="P1">Convertir Tiempo TimeStand a <text:s/>formato <text:s/>DD MM AA HH mm ss</text:p>
      <text:p text:style-name="P1"/>
      <text:p text:style-name="P1">fecha = Time.at(store[i][0])</text:p>
      <text:p text:style-name="P1">fecha1 = fecha.to_s</text:p>
      <text:p text:style-name="P1">f = DateTime.parse(fecha1)</text:p>
      <text:p text:style-name="P1">fecha2 <text:s/>= "#{f.mday}/#{f.mon}/#{f.year} #{f.hour}:#{f.min}:#{f.sec}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9:08:32.990793870</meta:creation-date>
    <dc:date>2017-03-31T09:14:17.470880239</dc:date>
    <meta:editing-duration>PT5M46S</meta:editing-duration>
    <meta:editing-cycles>1</meta:editing-cycles>
    <meta:document-statistic meta:table-count="0" meta:image-count="0" meta:object-count="0" meta:page-count="1" meta:paragraph-count="10" meta:word-count="50" meta:character-count="414" meta:non-whitespace-character-count="354"/>
    <meta:generator>LibreOffice/5.1.6.2$Linux_X86_64 LibreOffice_project/10m0$Build-2</meta:generator>
  </office:meta>
</office:document-meta>
</file>